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CreationException.NamespaceCreationException( Exception wrapped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CreationException.NamespaceCre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